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0f8" officeooo:paragraph-rsid="000520f8"/>
    </style:style>
    <style:style style:name="P2" style:family="paragraph" style:parent-style-name="Standard">
      <style:text-properties officeooo:paragraph-rsid="00068a1b"/>
    </style:style>
    <style:style style:name="P3" style:family="paragraph" style:parent-style-name="Standard">
      <style:text-properties officeooo:rsid="00068a1b" officeooo:paragraph-rsid="00068a1b"/>
    </style:style>
    <style:style style:name="P4" style:family="paragraph" style:parent-style-name="Standard">
      <style:text-properties officeooo:paragraph-rsid="0007ad4f"/>
    </style:style>
    <style:style style:name="P5" style:family="paragraph" style:parent-style-name="Standard">
      <style:text-properties officeooo:rsid="0008f8ae" officeooo:paragraph-rsid="0008f8ae"/>
    </style:style>
    <style:style style:name="T1" style:family="text">
      <style:text-properties officeooo:rsid="000520f8"/>
    </style:style>
    <style:style style:name="T2" style:family="text">
      <style:text-properties officeooo:rsid="00068a1b"/>
    </style:style>
    <style:style style:name="T3" style:family="text">
      <style:text-properties officeooo:rsid="0007ad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ide 1</text:p>
      <text:p text:style-name="P1">Hello everyone! Thank you for joining us today.</text:p>
      <text:p text:style-name="P1">We are Team 1 in the EPICUR project Origami movie</text:p>
      <text:p text:style-name="P1"/>
      <text:p text:style-name="P1">It is an international collaboration between several universities.<text:line-break/>In our group we have Boutros, Vincent and myself here at the Universite de Haute Alsace, then we have Claudia joining us from <text:s/>Vienna Austria at the BOKU – the University of Natural Resources and Applied Sciences, and we have Natalia at the Universite de Strasbourg</text:p>
      <text:p text:style-name="P1"/>
      <text:p text:style-name="P1">Slide 2</text:p>
      <text:p text:style-name="P1">Today’s meeting is our final sprint review</text:p>
      <text:p text:style-name="P1">we will present our project topic,</text:p>
      <text:p text:style-name="P1">everyone’s contributions</text:p>
      <text:p text:style-name="P1">and then we will watch the video we produced.<text:line-break/></text:p>
      <text:p text:style-name="P1">After that we will describe the EPICUR project management aspect</text:p>
      <text:p text:style-name="P1">including the organization and feedback<text:line-break/><text:line-break/>Slide 3</text:p>
      <text:p text:style-name="P3">Our task is to create a short movie on a theme of ecology – <text:span text:style-name="T3">highlighting an important issue</text:span></text:p>
      <text:p text:style-name="P4"><text:span text:style-name="T3">Our group chose</text:span><text:span text:style-name="T2"> the devastating effects of mountaintop mining – </text:span></text:p>
      <text:p text:style-name="P4"><text:span text:style-name="T3">an issue </text:span><text:span text:style-name="T2">linked to the over-</text:span><text:span text:style-name="T3">production and consumption</text:span><text:span text:style-name="T2"> of mobile phones.</text:span></text:p>
      <text:p text:style-name="P4"/>
      <text:p text:style-name="P2"><text:span text:style-name="T2">We created</text:span><text:span text:style-name="T1"> – Keppi the Okapi, </text:span><text:span text:style-name="T2">the charming animal with striking features – a bit like a giraffe, a bit like a zebra. We chose her because she represents the dire situation of destruction of her habitat – a huge loss in biodiversity.<text:line-break/>Our aim is to raise awareness of this issue and to recommend longer use of mobile phones in order to preserve these precious </text:span><text:span text:style-name="T3">ecosystems.</text:span></text:p>
      <text:p text:style-name="P2"/>
      <text:p text:style-name="P5">Slide 4</text:p>
      <text:p text:style-name="P5">Everyone in our group contributed to this project – this is an overall list of the tasks we worked on in order to produce our video.</text:p>
      <text:p text:style-name="P5">Research, story, the origami and the background, and the video creation<text:line-break/>- Now we will each present what he or she contributed to the project: Claudia, will begin – Claudia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6T11:25:15.872314017</meta:creation-date>
    <dc:date>2022-09-16T12:13:27.501503063</dc:date>
    <meta:editing-duration>PT3S</meta:editing-duration>
    <meta:editing-cycles>1</meta:editing-cycles>
    <meta:document-statistic meta:table-count="0" meta:image-count="0" meta:object-count="0" meta:page-count="1" meta:paragraph-count="18" meta:word-count="273" meta:character-count="1607" meta:non-whitespace-character-count="1340"/>
    <meta:generator>LibreOffice/6.4.7.2$Linux_X86_64 LibreOffice_project/40$Build-2</meta:generator>
  </office:meta>
</office:document-meta>
</file>